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Consolas" fo:font-size="9.5pt" fo:background-color="#ffffff" style:font-size-asian="9.5pt"/>
    </style:style>
    <style:style style:name="P2" style:family="paragraph" style:parent-style-name="Standard">
      <style:text-properties style:text-underline-style="solid" style:text-underline-width="auto" style:text-underline-color="font-color" officeooo:rsid="0002e64c" officeooo:paragraph-rsid="0002e64c"/>
    </style:style>
    <style:style style:name="P3" style:family="paragraph" style:parent-style-name="Standard">
      <style:text-properties officeooo:rsid="0002e64c" officeooo:paragraph-rsid="0002e64c"/>
    </style:style>
    <style:style style:name="P4" style:family="paragraph" style:parent-style-name="Standard">
      <style:text-properties fo:color="#0000ff" style:font-name="Consolas" fo:font-size="9.5pt" fo:background-color="#ffffff" style:font-size-asian="9.5pt"/>
    </style:style>
    <style:style style:name="P5" style:family="paragraph" style:parent-style-name="Standard">
      <style:text-properties fo:color="#0000ff" style:font-name="Consolas" fo:font-size="9.5pt" style:text-underline-style="solid" style:text-underline-width="auto" style:text-underline-color="font-color" officeooo:rsid="00011fc5" officeooo:paragraph-rsid="00011fc5" fo:background-color="#ffffff" style:font-size-asian="9.5pt"/>
    </style:style>
    <style:style style:name="P6" style:family="paragraph" style:parent-style-name="Standard">
      <style:text-properties fo:color="#000000" style:font-name="Consolas" fo:font-size="9.5pt" fo:background-color="#ffffff" style:font-size-asian="9.5pt"/>
    </style:style>
    <style:style style:name="P7" style:family="paragraph" style:parent-style-name="Standard">
      <style:text-properties fo:color="#000000" style:font-name="Consolas" fo:font-size="9.5pt" style:text-underline-style="solid" style:text-underline-width="auto" style:text-underline-color="font-color" officeooo:rsid="0002e64c" officeooo:paragraph-rsid="0002e64c" fo:background-color="#ffffff" style:font-size-asian="9.5pt"/>
    </style:style>
    <style:style style:name="P8" style:family="paragraph" style:parent-style-name="Standard">
      <style:text-properties fo:color="#000000" style:font-name="Consolas" fo:font-size="9.5pt" style:text-underline-style="solid" style:text-underline-width="auto" style:text-underline-color="font-color" officeooo:rsid="0003d834" officeooo:paragraph-rsid="0003d834" fo:background-color="#ffffff" style:font-size-asian="9.5pt"/>
    </style:style>
    <style:style style:name="P9" style:family="paragraph" style:parent-style-name="Standard">
      <style:text-properties fo:color="#000000" style:font-name="Consolas" fo:font-size="9.5pt" style:font-size-asian="9.5pt" fo:background-color="#ffffff"/>
    </style:style>
    <style:style style:name="P10" style:family="paragraph" style:parent-style-name="Standard">
      <style:text-properties fo:color="#008000" style:font-name="Consolas" fo:font-size="9.5pt" fo:background-color="#ffffff" style:font-size-asian="9.5pt"/>
    </style:style>
    <style:style style:name="T1" style:family="text">
      <style:text-properties fo:color="#0000ff" style:font-name="Consolas" fo:font-size="9.5pt" fo:background-color="#ffffff" loext:char-shading-value="0" style:font-size-asian="9.5pt"/>
    </style:style>
    <style:style style:name="T2" style:family="text">
      <style:text-properties fo:color="#0000ff" style:font-name="Consolas" fo:font-size="9.5pt" style:font-size-asian="9.5pt" fo:background-color="#ffffff"/>
    </style:style>
    <style:style style:name="T3" style:family="text">
      <style:text-properties fo:color="#0000ff" fo:background-color="#ffffff"/>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style:text-underline-style="solid" style:text-underline-width="auto" style:text-underline-color="font-color" fo:background-color="#ffffff" loext:char-shading-value="0" style:font-size-asian="9.5pt"/>
    </style:style>
    <style:style style:name="T6" style:family="text">
      <style:text-properties fo:color="#000000" style:font-name="Consolas" fo:font-size="9.5pt" style:font-size-asian="9.5pt" fo:background-color="#ffffff"/>
    </style:style>
    <style:style style:name="T7" style:family="text">
      <style:text-properties fo:color="#2b91af" style:font-name="Consolas" fo:font-size="9.5pt" fo:background-color="#ffffff" loext:char-shading-value="0" style:font-size-asian="9.5pt"/>
    </style:style>
    <style:style style:name="T8" style:family="text">
      <style:text-properties fo:color="#2b91af" style:font-name="Consolas" fo:font-size="9.5pt" style:font-size-asian="9.5pt" fo:background-color="#ffffff"/>
    </style:style>
    <style:style style:name="T9" style:family="text">
      <style:text-properties fo:color="#008000" style:font-name="Consolas" fo:font-size="9.5pt" fo:background-color="#ffffff" loext:char-shading-value="0" style:font-size-asian="9.5pt"/>
    </style:style>
    <style:style style:name="T10" style:family="text">
      <style:text-properties fo:color="#008000" style:font-name="Consolas" fo:font-size="9.5pt" style:font-size-asian="9.5pt" fo:background-color="#ffffff"/>
    </style:style>
    <style:style style:name="T11" style:family="text">
      <style:text-properties fo:color="#a31515" style:font-name="Consolas" fo:font-size="9.5pt" fo:background-color="#ffffff" loext:char-shading-value="0" style:font-size-asian="9.5pt"/>
    </style:style>
    <style:style style:name="T12" style:family="text">
      <style:text-properties fo:color="#a31515" style:font-name="Consolas" fo:font-size="9.5pt" style:font-size-asian="9.5pt" fo:background-color="#ffffff"/>
    </style:style>
    <style:style style:name="T13"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1)program for changin number to alphabet</text:p>
      <text:p text:style-name="P4"/>
      <text:p text:style-name="Standard"><text:span text:style-name="T1">using</text:span><text:span text:style-name="T4"> System;</text:span></text:p>
      <text:p text:style-name="Standard"><text:span text:style-name="T1">using</text:span><text:span text:style-name="T4"> System.Collections;</text:span></text:p>
      <text:p text:style-name="Standard"><text:span text:style-name="T1">using</text:span><text:span text:style-name="T4"> System.Text;</text:span></text:p>
      <text:p text:style-name="Standard"><text:span text:style-name="T1">namespace</text:span><text:span text:style-name="T4"> firstproject</text:span></text:p>
      <text:p text:style-name="P1">{</text:p>
      <text:p text:style-name="P1"><text:s text:c="4"/></text:p>
      <text:p text:style-name="Standard"><text:span text:style-name="T4"><text:s text:c="4"/></text:span><text:span text:style-name="T1">class</text:span><text:span text:style-name="T4"> </text:span><text:span text:style-name="T7">Program</text:span></text:p>
      <text:p text:style-name="P1"><text:s text:c="4"/>{</text:p>
      <text:p text:style-name="P1"/>
      <text:p text:style-name="Standard"><text:span text:style-name="T4"><text:s text:c="8"/></text:span><text:span text:style-name="T9">// Main </text:span></text:p>
      <text:p text:style-name="P1"/>
      <text:p text:style-name="Standard"><text:span text:style-name="T4"><text:s text:c="8"/></text:span><text:span text:style-name="T1">public</text:span><text:span text:style-name="T4"> </text:span><text:span text:style-name="T1">static</text:span><text:span text:style-name="T4"> </text:span><text:span text:style-name="T1">string</text:span><text:span text:style-name="T4"> RemoveSpecialChars(</text:span><text:span text:style-name="T1">string</text:span><text:span text:style-name="T4"> str)</text:span></text:p>
      <text:p text:style-name="P1"><text:s text:c="8"/>{</text:p>
      <text:p text:style-name="P1"><text:s text:c="12"/></text:p>
      <text:p text:style-name="Standard"><text:span text:style-name="T4"><text:s text:c="12"/></text:span><text:span text:style-name="T1">string</text:span><text:span text:style-name="T4">[] chars = </text:span><text:span text:style-name="T1">new</text:span><text:span text:style-name="T4"> </text:span><text:span text:style-name="T1">string</text:span><text:span text:style-name="T4">[] { </text:span><text:span text:style-name="T11">"Z"</text:span><text:span text:style-name="T4">, </text:span><text:span text:style-name="T11">"Y"</text:span><text:span text:style-name="T4">, </text:span><text:span text:style-name="T11">"X"</text:span><text:span text:style-name="T4">, </text:span><text:span text:style-name="T11">"W"</text:span><text:span text:style-name="T4">, </text:span><text:span text:style-name="T11">"V"</text:span><text:span text:style-name="T4">, </text:span><text:span text:style-name="T11">"U"</text:span><text:span text:style-name="T4">, </text:span><text:span text:style-name="T11">"T"</text:span><text:span text:style-name="T4">, </text:span><text:span text:style-name="T11">"S"</text:span><text:span text:style-name="T4">, </text:span><text:span text:style-name="T11">"R"</text:span><text:span text:style-name="T4">, </text:span><text:span text:style-name="T11">"Q"</text:span><text:span text:style-name="T4">, </text:span><text:span text:style-name="T11">"P"</text:span><text:span text:style-name="T4">, </text:span><text:span text:style-name="T11">"O"</text:span><text:span text:style-name="T4">, </text:span><text:span text:style-name="T11">"N"</text:span><text:span text:style-name="T4">, </text:span><text:span text:style-name="T11">"M "</text:span><text:span text:style-name="T4">,</text:span><text:span text:style-name="T11">"L"</text:span><text:span text:style-name="T4">, </text:span><text:span text:style-name="T11">"K"</text:span><text:span text:style-name="T4">, </text:span><text:span text:style-name="T11">"J"</text:span><text:span text:style-name="T4">, </text:span><text:span text:style-name="T11">"I"</text:span><text:span text:style-name="T4">, </text:span><text:span text:style-name="T11">"H"</text:span><text:span text:style-name="T4">, </text:span><text:span text:style-name="T11">"G"</text:span><text:span text:style-name="T4">, </text:span><text:span text:style-name="T11">"F"</text:span><text:span text:style-name="T4">, </text:span><text:span text:style-name="T11">"E"</text:span><text:span text:style-name="T4">,</text:span><text:span text:style-name="T11">"A"</text:span><text:span text:style-name="T4">,</text:span><text:span text:style-name="T11">"B"</text:span><text:span text:style-name="T4">,</text:span><text:span text:style-name="T11">"C"</text:span><text:span text:style-name="T4">,</text:span><text:span text:style-name="T11">"D"</text:span><text:span text:style-name="T4"> };</text:span></text:p>
      <text:p text:style-name="P1"><text:s text:c="12"/></text:p>
      <text:p text:style-name="Standard"><text:span text:style-name="T4"><text:s text:c="12"/></text:span><text:span text:style-name="T1">for</text:span><text:span text:style-name="T4"> (</text:span><text:span text:style-name="T1">int</text:span><text:span text:style-name="T4"> i = 0; i &lt; chars.Length; i++)</text:span></text:p>
      <text:p text:style-name="P1"><text:s text:c="12"/>{</text:p>
      <text:p text:style-name="Standard"><text:span text:style-name="T4"><text:s text:c="16"/></text:span><text:span text:style-name="T1">switch</text:span><text:span text:style-name="T4">(chars[i])</text:span></text:p>
      <text:p text:style-name="P1"><text:s text:c="16"/>{</text:p>
      <text:p text:style-name="Standard"><text:span text:style-name="T4"><text:s text:c="20"/></text:span><text:span text:style-name="T1">case</text:span><text:span text:style-name="T4"> </text:span><text:span text:style-name="T11">"A"</text:span><text:span text:style-name="T4">: str = str.Replace(chars[i], </text:span><text:span text:style-name="T11">"7"</text:span><text:span text:style-name="T4">);</text:span></text:p>
      <text:p text:style-name="Standard"><text:span text:style-name="T4"><text:s text:c="24"/></text:span><text:span text:style-name="T1">break</text:span><text:span text:style-name="T4">;</text:span></text:p>
      <text:p text:style-name="Standard"><text:span text:style-name="T4"><text:s text:c="20"/></text:span><text:span text:style-name="T1">case</text:span><text:span text:style-name="T4"> </text:span><text:span text:style-name="T11">"B"</text:span><text:span text:style-name="T4">:</text:span></text:p>
      <text:p text:style-name="Standard"><text:span text:style-name="T4"><text:s text:c="24"/>str = str.Replace(chars[i], </text:span><text:span text:style-name="T11">"4"</text:span><text:span text:style-name="T4">);</text:span></text:p>
      <text:p text:style-name="Standard"><text:span text:style-name="T4"><text:s text:c="24"/></text:span><text:span text:style-name="T1">break</text:span><text:span text:style-name="T4">;</text:span></text:p>
      <text:p text:style-name="Standard"><text:span text:style-name="T4"><text:s text:c="20"/></text:span><text:span text:style-name="T1">case</text:span><text:span text:style-name="T4"> </text:span><text:span text:style-name="T11">"C"</text:span><text:span text:style-name="T4">:</text:span></text:p>
      <text:p text:style-name="Standard"><text:span text:style-name="T4"><text:s text:c="24"/>str = str.Replace(chars[i], </text:span><text:span text:style-name="T11">"5"</text:span><text:span text:style-name="T4">);</text:span></text:p>
      <text:p text:style-name="Standard"><text:span text:style-name="T4"><text:s text:c="24"/></text:span><text:span text:style-name="T1">break</text:span><text:span text:style-name="T4">;</text:span></text:p>
      <text:p text:style-name="Standard"><text:span text:style-name="T4"><text:s text:c="20"/></text:span><text:span text:style-name="T1">case</text:span><text:span text:style-name="T4"> </text:span><text:span text:style-name="T11">"D"</text:span><text:span text:style-name="T4">:</text:span></text:p>
      <text:p text:style-name="Standard"><text:span text:style-name="T4"><text:s text:c="24"/>str = str.Replace(chars[i], </text:span><text:span text:style-name="T11">"6"</text:span><text:span text:style-name="T4">);</text:span></text:p>
      <text:p text:style-name="Standard"><text:span text:style-name="T4"><text:s text:c="24"/></text:span><text:span text:style-name="T1">break</text:span><text:span text:style-name="T4">;</text:span></text:p>
      <text:p text:style-name="P1"><text:s text:c="16"/>}</text:p>
      <text:p text:style-name="Standard"><text:span text:style-name="T4"><text:s text:c="16"/></text:span><text:span text:style-name="T9">/*if (str.Contains(chars[i]))</text:span></text:p>
      <text:p text:style-name="P10"><text:s text:c="16"/>{</text:p>
      <text:p text:style-name="P10"><text:s text:c="20"/>//Here I replaced with emtpy string, </text:p>
      <text:p text:style-name="P10"><text:s text:c="20"/>str = str.Replace(chars[i],"7");</text:p>
      <text:p text:style-name="P10"><text:s text:c="16"/>}*/</text:p>
      <text:p text:style-name="P1"><text:s text:c="12"/>}</text:p>
      <text:p text:style-name="Standard"><text:span text:style-name="T4"><text:s text:c="12"/></text:span><text:span text:style-name="T1">return</text:span><text:span text:style-name="T4"> str;</text:span></text:p>
      <text:p text:style-name="P1"/>
      <text:p text:style-name="P1"><text:s text:c="8"/>}</text:p>
      <text:p text:style-name="P1"/>
      <text:p text:style-name="Standard"><text:span text:style-name="T4"><text:s text:c="8"/></text:span><text:span text:style-name="T1">static</text:span><text:span text:style-name="T4"> </text:span><text:span text:style-name="T1">void</text:span><text:span text:style-name="T4"> Main(</text:span><text:span text:style-name="T1">string</text:span><text:span text:style-name="T4">[] args)</text:span></text:p>
      <text:p text:style-name="P1"><text:s text:c="8"/>{</text:p>
      <text:p text:style-name="P1"/>
      <text:p text:style-name="Standard"><text:span text:style-name="T4"><text:s text:c="12"/>Console.WriteLine(</text:span><text:span text:style-name="T11">"Enter the String"</text:span><text:span text:style-name="T4">);</text:span></text:p>
      <text:p text:style-name="P1"><text:s text:c="12"/>String str = Console.ReadLine();</text:p>
      <text:p text:style-name="Standard"><text:span text:style-name="T4"><text:s text:c="12"/>Console.WriteLine(</text:span><text:span text:style-name="T11">"User Entered: "</text:span><text:span text:style-name="T4"> + str);</text:span></text:p>
      <text:p text:style-name="Standard"><text:span text:style-name="T4"><text:s text:c="12"/></text:span><text:span text:style-name="T1">string</text:span><text:span text:style-name="T4"> withoutspecialcharacters = RemoveSpecialChars(str);</text:span></text:p>
      <text:p text:style-name="P1"><text:s text:c="12"/>Console.WriteLine(withoutspecialcharacters);</text:p>
      <text:p text:style-name="P1"/>
      <text:p text:style-name="P1"><text:s text:c="8"/>}</text:p>
      <text:p text:style-name="P1"/>
      <text:p text:style-name="P1"><text:s text:c="4"/>}</text:p>
      <text:p text:style-name="P1"/>
      <text:p text:style-name="P1">}</text:p>
      <text:p text:style-name="P1"><text:soft-page-break/></text:p>
      <text:p text:style-name="P1"/>
      <text:p text:style-name="P1"/>
      <text:p text:style-name="P1"/>
      <text:p text:style-name="P3"><text:span text:style-name="T4">2)</text:span><text:span text:style-name="T5">Mangle the String</text:span></text:p>
      <text:p text:style-name="P7">Create a function that takes a string and replaces every letter with the letter following it in the alphabet ("c" becomes "d", "z" becomes "a", "b" becomes "c", etc). Then capitalize every vowel (a, e, i, o, u) and return the new modified string.</text:p>
      <text:p text:style-name="P7"/>
      <text:p text:style-name="P2"><text:span text:style-name="T1">using</text:span><text:span text:style-name="T4"> System;</text:span></text:p>
      <text:p text:style-name="Standard"><text:span text:style-name="T1">using</text:span><text:span text:style-name="T4"> System.Collections;</text:span></text:p>
      <text:p text:style-name="Standard"><text:span text:style-name="T1">using</text:span><text:span text:style-name="T4"> System.Text;</text:span></text:p>
      <text:p text:style-name="Standard"><text:span text:style-name="T1">namespace</text:span><text:span text:style-name="T4"> firstproject</text:span></text:p>
      <text:p text:style-name="P1">{</text:p>
      <text:p text:style-name="P1"/>
      <text:p text:style-name="Standard"><text:span text:style-name="T4"><text:s text:c="4"/></text:span><text:span text:style-name="T1">class</text:span><text:span text:style-name="T4"> </text:span><text:span text:style-name="T7">Program</text:span></text:p>
      <text:p text:style-name="P1"><text:s text:c="4"/>{</text:p>
      <text:p text:style-name="P1"/>
      <text:p text:style-name="P1"/>
      <text:p text:style-name="P1"/>
      <text:p text:style-name="Standard"><text:span text:style-name="T4"><text:s text:c="8"/></text:span><text:span text:style-name="T1">public</text:span><text:span text:style-name="T4"> </text:span><text:span text:style-name="T1">static</text:span><text:span text:style-name="T4"> String change_case(</text:span><text:span text:style-name="T1">string</text:span><text:span text:style-name="T4"> a)</text:span></text:p>
      <text:p text:style-name="P1"><text:s text:c="8"/>{</text:p>
      <text:p text:style-name="Standard"><text:span text:style-name="T4"><text:s text:c="12"/></text:span><text:span text:style-name="T1">string</text:span><text:span text:style-name="T4"> temp = </text:span><text:span text:style-name="T11">""</text:span><text:span text:style-name="T4">;</text:span></text:p>
      <text:p text:style-name="Standard"><text:span text:style-name="T4"><text:s text:c="12"/></text:span><text:span text:style-name="T1">int</text:span><text:span text:style-name="T4"> l = a.Length;</text:span></text:p>
      <text:p text:style-name="P1"/>
      <text:p text:style-name="Standard"><text:span text:style-name="T4"><text:s text:c="12"/></text:span><text:span text:style-name="T1">for</text:span><text:span text:style-name="T4"> (</text:span><text:span text:style-name="T1">int</text:span><text:span text:style-name="T4"> i = 0; i &lt; l; i++)</text:span></text:p>
      <text:p text:style-name="P1"><text:s text:c="12"/>{</text:p>
      <text:p text:style-name="Standard"><text:span text:style-name="T4"><text:s text:c="16"/></text:span><text:span text:style-name="T1">char</text:span><text:span text:style-name="T4"> ch = a[i];</text:span></text:p>
      <text:p text:style-name="P1"/>
      <text:p text:style-name="Standard"><text:span text:style-name="T4"><text:s text:c="16"/></text:span><text:span text:style-name="T9">// If character is lowercase <text:s/></text:span></text:p>
      <text:p text:style-name="Standard"><text:span text:style-name="T4"><text:s text:c="16"/></text:span><text:span text:style-name="T9">// change to uppercase </text:span></text:p>
      <text:p text:style-name="Standard"><text:span text:style-name="T4"><text:s text:c="16"/></text:span><text:span text:style-name="T1">switch</text:span><text:span text:style-name="T4"> (ch)</text:span></text:p>
      <text:p text:style-name="P1"><text:s text:c="16"/>{</text:p>
      <text:p text:style-name="Standard"><text:span text:style-name="T4"><text:s text:c="20"/></text:span><text:span text:style-name="T1">case</text:span><text:span text:style-name="T4"> </text:span><text:span text:style-name="T11">'a'</text:span><text:span text:style-name="T4">:</text:span></text:p>
      <text:p text:style-name="Standard"><text:span text:style-name="T4"><text:s text:c="24"/>ch = (</text:span><text:span text:style-name="T1">char</text:span><text:span text:style-name="T4">)(65 + (</text:span><text:span text:style-name="T1">int</text:span><text:span text:style-name="T4">)(ch - </text:span><text:span text:style-name="T11">'a'</text:span><text:span text:style-name="T4">));</text:span></text:p>
      <text:p text:style-name="P1"/>
      <text:p text:style-name="Standard"><text:span text:style-name="T4"><text:s text:c="24"/></text:span><text:span text:style-name="T1">break</text:span><text:span text:style-name="T4">;</text:span></text:p>
      <text:p text:style-name="Standard"><text:span text:style-name="T4"><text:s text:c="20"/></text:span><text:span text:style-name="T1">case</text:span><text:span text:style-name="T4"> </text:span><text:span text:style-name="T11">'e'</text:span><text:span text:style-name="T4">:</text:span></text:p>
      <text:p text:style-name="Standard"><text:span text:style-name="T4"><text:s text:c="24"/>ch = (</text:span><text:span text:style-name="T1">char</text:span><text:span text:style-name="T4">)(65 + (</text:span><text:span text:style-name="T1">int</text:span><text:span text:style-name="T4">)(ch - </text:span><text:span text:style-name="T11">'a'</text:span><text:span text:style-name="T4">));</text:span></text:p>
      <text:p text:style-name="P1"/>
      <text:p text:style-name="Standard"><text:span text:style-name="T4"><text:s text:c="24"/></text:span><text:span text:style-name="T1">break</text:span><text:span text:style-name="T4">;</text:span></text:p>
      <text:p text:style-name="Standard"><text:span text:style-name="T4"><text:s text:c="20"/></text:span><text:span text:style-name="T1">case</text:span><text:span text:style-name="T4"> </text:span><text:span text:style-name="T11">'i'</text:span><text:span text:style-name="T4">:</text:span></text:p>
      <text:p text:style-name="Standard"><text:span text:style-name="T4"><text:s text:c="24"/>ch = (</text:span><text:span text:style-name="T1">char</text:span><text:span text:style-name="T4">)(65 + (</text:span><text:span text:style-name="T1">int</text:span><text:span text:style-name="T4">)(ch - </text:span><text:span text:style-name="T11">'a'</text:span><text:span text:style-name="T4">));</text:span></text:p>
      <text:p text:style-name="P1"/>
      <text:p text:style-name="Standard"><text:span text:style-name="T4"><text:s text:c="24"/></text:span><text:span text:style-name="T1">break</text:span><text:span text:style-name="T4">;</text:span></text:p>
      <text:p text:style-name="Standard"><text:span text:style-name="T4"><text:s text:c="20"/></text:span><text:span text:style-name="T1">case</text:span><text:span text:style-name="T4"> </text:span><text:span text:style-name="T11">'o'</text:span><text:span text:style-name="T4">:</text:span></text:p>
      <text:p text:style-name="Standard"><text:span text:style-name="T4"><text:s text:c="24"/>ch = (</text:span><text:span text:style-name="T1">char</text:span><text:span text:style-name="T4">)(65 + (</text:span><text:span text:style-name="T1">int</text:span><text:span text:style-name="T4">)(ch - </text:span><text:span text:style-name="T11">'a'</text:span><text:span text:style-name="T4">));</text:span></text:p>
      <text:p text:style-name="P1"/>
      <text:p text:style-name="Standard"><text:span text:style-name="T4"><text:s text:c="24"/></text:span><text:span text:style-name="T1">break</text:span><text:span text:style-name="T4">;</text:span></text:p>
      <text:p text:style-name="Standard"><text:span text:style-name="T4"><text:s text:c="20"/></text:span><text:span text:style-name="T1">case</text:span><text:span text:style-name="T4"> </text:span><text:span text:style-name="T11">'u'</text:span><text:span text:style-name="T4">:</text:span></text:p>
      <text:p text:style-name="Standard"><text:span text:style-name="T4"><text:s text:c="24"/>ch = (</text:span><text:span text:style-name="T1">char</text:span><text:span text:style-name="T4">)(65 + (</text:span><text:span text:style-name="T1">int</text:span><text:span text:style-name="T4">)(ch - </text:span><text:span text:style-name="T11">'a'</text:span><text:span text:style-name="T4">));</text:span></text:p>
      <text:p text:style-name="P1"/>
      <text:p text:style-name="Standard"><text:span text:style-name="T4"><text:s text:c="24"/></text:span><text:span text:style-name="T1">break</text:span><text:span text:style-name="T4">;</text:span></text:p>
      <text:p text:style-name="P1"/>
      <text:p text:style-name="P1"><text:s text:c="16"/>}</text:p>
      <text:p text:style-name="P1"><text:s text:c="16"/>temp += ch;</text:p>
      <text:p text:style-name="P1"><text:s text:c="15"/></text:p>
      <text:p text:style-name="P1"><text:s text:c="16"/></text:p>
      <text:p text:style-name="P1"><text:s text:c="12"/>}</text:p>
      <text:p text:style-name="P1"/>
      <text:p text:style-name="Standard"><text:soft-page-break/><text:span text:style-name="T4"><text:s text:c="12"/></text:span><text:span text:style-name="T1">return</text:span><text:span text:style-name="T4"> temp;</text:span></text:p>
      <text:p text:style-name="P1"/>
      <text:p text:style-name="P1"><text:s text:c="8"/>}</text:p>
      <text:p text:style-name="P1"/>
      <text:p text:style-name="Standard"><text:span text:style-name="T4"><text:s text:c="8"/></text:span><text:span text:style-name="T1">static</text:span><text:span text:style-name="T4"> </text:span><text:span text:style-name="T1">void</text:span><text:span text:style-name="T4"> Main(</text:span><text:span text:style-name="T1">string</text:span><text:span text:style-name="T4">[] args)</text:span></text:p>
      <text:p text:style-name="P1"><text:s text:c="8"/>{</text:p>
      <text:p text:style-name="P1"><text:s text:c="11"/></text:p>
      <text:p text:style-name="P1"><text:s text:c="11"/></text:p>
      <text:p text:style-name="P1"/>
      <text:p text:style-name="P1"/>
      <text:p text:style-name="Standard"><text:span text:style-name="T4"><text:s text:c="12"/>Console.WriteLine(</text:span><text:span text:style-name="T11">"Enter the String"</text:span><text:span text:style-name="T4">);</text:span></text:p>
      <text:p text:style-name="P1"><text:s text:c="12"/>String str = Console.ReadLine();</text:p>
      <text:p text:style-name="P1"><text:s text:c="12"/></text:p>
      <text:p text:style-name="P1"/>
      <text:p text:style-name="Standard"><text:span text:style-name="T4"><text:s text:c="12"/>Console.WriteLine(</text:span><text:span text:style-name="T11">"User Entered: "</text:span><text:span text:style-name="T4"> + str);</text:span></text:p>
      <text:p text:style-name="P1"/>
      <text:p text:style-name="Standard"><text:span text:style-name="T4"><text:s text:c="12"/></text:span><text:span text:style-name="T1">string</text:span><text:span text:style-name="T4"> casestr = change_case(str);</text:span></text:p>
      <text:p text:style-name="P1"><text:s text:c="12"/>Console.WriteLine(casestr);</text:p>
      <text:p text:style-name="Standard"><text:span text:style-name="T4"><text:s text:c="12"/></text:span><text:span text:style-name="T1">char</text:span><text:span text:style-name="T4">[] char1 = casestr.ToCharArray();</text:span></text:p>
      <text:p text:style-name="Standard"><text:span text:style-name="T4"><text:s text:c="12"/></text:span><text:span text:style-name="T1">for</text:span><text:span text:style-name="T4"> (</text:span><text:span text:style-name="T1">int</text:span><text:span text:style-name="T4"> i = 0; i &lt; char1.Length; i++)</text:span></text:p>
      <text:p text:style-name="P1"><text:s text:c="12"/>{</text:p>
      <text:p text:style-name="Standard"><text:span text:style-name="T4"><text:s text:c="16"/>char1[i] += (</text:span><text:span text:style-name="T1">char</text:span><text:span text:style-name="T4">)1;</text:span></text:p>
      <text:p text:style-name="P1"><text:s text:c="12"/>}</text:p>
      <text:p text:style-name="Standard"><text:span text:style-name="T4"><text:s text:c="12"/></text:span><text:span text:style-name="T1">string</text:span><text:span text:style-name="T4"> res = </text:span><text:span text:style-name="T1">new</text:span><text:span text:style-name="T4"> </text:span><text:span text:style-name="T1">string</text:span><text:span text:style-name="T4">(char1);</text:span></text:p>
      <text:p text:style-name="P1"><text:s text:c="12"/>Console.WriteLine(res);</text:p>
      <text:p text:style-name="P1"/>
      <text:p text:style-name="P1"><text:s text:c="8"/>}</text:p>
      <text:p text:style-name="P1"/>
      <text:p text:style-name="P1"><text:s text:c="4"/>}</text:p>
      <text:p text:style-name="P1"/>
      <text:p text:style-name="P7">}</text:p>
      <text:p text:style-name="P8">3)Complete the Word</text:p>
      <text:p text:style-name="P8">An input string can be completed if additional letters can be added and no letters need to be taken away to match the word. Furthermore, the order of the letters in the input string must be the same as the order of letters in the final word.</text:p>
      <text:p text:style-name="P8"/>
      <text:p text:style-name="P8"><text:span text:style-name="T3">using</text:span><text:span text:style-name="T13"> System;</text:span></text:p>
      <text:p text:style-name="Standard"><text:span text:style-name="T2">using</text:span><text:span text:style-name="T6"> System.Collections;</text:span></text:p>
      <text:p text:style-name="Standard"><text:span text:style-name="T2">using</text:span><text:span text:style-name="T6"> System.Text;</text:span></text:p>
      <text:p text:style-name="Standard"><text:span text:style-name="T2">namespace</text:span><text:span text:style-name="T6"> firstproject</text:span></text:p>
      <text:p text:style-name="Standard"><text:span text:style-name="T6">{</text:span></text:p>
      <text:p text:style-name="P9"/>
      <text:p text:style-name="Standard"><text:span text:style-name="T6"><text:s text:c="4"/></text:span><text:span text:style-name="T2">class</text:span><text:span text:style-name="T6"> </text:span><text:span text:style-name="T8">Program</text:span></text:p>
      <text:p text:style-name="Standard"><text:span text:style-name="T6"><text:s text:c="4"/>{</text:span></text:p>
      <text:p text:style-name="P9"/>
      <text:p text:style-name="Standard"><text:span text:style-name="T6"><text:s text:c="8"/></text:span><text:span text:style-name="T2">static</text:span><text:span text:style-name="T6"> </text:span><text:span text:style-name="T2">void</text:span><text:span text:style-name="T6"> check(</text:span><text:span text:style-name="T2">string</text:span><text:span text:style-name="T6"> str1,</text:span><text:span text:style-name="T2">string</text:span><text:span text:style-name="T6"> str2)</text:span></text:p>
      <text:p text:style-name="Standard"><text:span text:style-name="T6"><text:s text:c="8"/>{</text:span></text:p>
      <text:p text:style-name="Standard"><text:span text:style-name="T6"><text:s text:c="12"/></text:span><text:span text:style-name="T2">int</text:span><text:span text:style-name="T6"> i = 0, cnt = 0 ;</text:span></text:p>
      <text:p text:style-name="Standard"><text:span text:style-name="T6"><text:s text:c="12"/></text:span><text:span text:style-name="T2">char</text:span><text:span text:style-name="T6">[] A1 = str1.ToCharArray();</text:span></text:p>
      <text:p text:style-name="Standard"><text:span text:style-name="T6"><text:s text:c="12"/></text:span><text:span text:style-name="T2">char</text:span><text:span text:style-name="T6">[] A2 = str2.ToCharArray();</text:span></text:p>
      <text:p text:style-name="Standard"><text:span text:style-name="T6"><text:s text:c="12"/></text:span><text:span text:style-name="T2">for</text:span><text:span text:style-name="T6">(i=0;i&lt;A2.Length;i++)</text:span></text:p>
      <text:p text:style-name="Standard"><text:span text:style-name="T6"><text:s text:c="12"/>{</text:span></text:p>
      <text:p text:style-name="Standard"><text:span text:style-name="T6"><text:s text:c="16"/></text:span><text:span text:style-name="T2">if</text:span><text:span text:style-name="T6"> (str2.IndexOf(A2[i]) == str2.LastIndexOf(A2[i]))</text:span></text:p>
      <text:p text:style-name="Standard"><text:span text:style-name="T6"><text:s text:c="20"/></text:span><text:span text:style-name="T2">continue</text:span><text:span text:style-name="T6">;</text:span></text:p>
      <text:p text:style-name="Standard"><text:span text:style-name="T6"><text:s text:c="16"/></text:span><text:span text:style-name="T2">else</text:span></text:p>
      <text:p text:style-name="Standard"><text:span text:style-name="T6"><text:s text:c="20"/></text:span><text:span text:style-name="T2">break</text:span><text:span text:style-name="T6">;</text:span></text:p>
      <text:p text:style-name="Standard"><text:span text:style-name="T6"><text:s text:c="12"/>}</text:span></text:p>
      <text:p text:style-name="Standard"><text:span text:style-name="T6"><text:s text:c="12"/></text:span><text:span text:style-name="T2">if</text:span><text:span text:style-name="T6"> (i &lt; A2.Length)</text:span></text:p>
      <text:p text:style-name="Standard"><text:span text:style-name="T6"><text:s text:c="12"/>{</text:span></text:p>
      <text:p text:style-name="Standard"><text:span text:style-name="T6"><text:s text:c="16"/>Console.WriteLine(</text:span><text:span text:style-name="T12">"FALSE"</text:span><text:span text:style-name="T6">);</text:span></text:p>
      <text:p text:style-name="Standard"><text:soft-page-break/><text:span text:style-name="T6"><text:s text:c="16"/></text:span><text:span text:style-name="T2">return</text:span><text:span text:style-name="T6">;</text:span></text:p>
      <text:p text:style-name="Standard"><text:span text:style-name="T6"><text:s text:c="12"/>}</text:span></text:p>
      <text:p text:style-name="Standard"><text:span text:style-name="T6"><text:s text:c="12"/></text:span><text:span text:style-name="T2">for</text:span><text:span text:style-name="T6"> (i = 0; i &lt; A1.Length; i++)</text:span></text:p>
      <text:p text:style-name="Standard"><text:span text:style-name="T6"><text:s text:c="12"/>{</text:span></text:p>
      <text:p text:style-name="Standard"><text:span text:style-name="T6"><text:s text:c="16"/></text:span><text:span text:style-name="T2">for</text:span><text:span text:style-name="T6"> (</text:span><text:span text:style-name="T2">int</text:span><text:span text:style-name="T6"> j = 0; j &lt; A2.Length; j++)</text:span></text:p>
      <text:p text:style-name="Standard"><text:span text:style-name="T6"><text:s text:c="16"/>{</text:span></text:p>
      <text:p text:style-name="Standard"><text:span text:style-name="T6"><text:s text:c="20"/></text:span><text:span text:style-name="T2">if</text:span><text:span text:style-name="T6"> (A1[i] == A2[j])</text:span></text:p>
      <text:p text:style-name="Standard"><text:span text:style-name="T6"><text:s text:c="24"/>cnt++;</text:span></text:p>
      <text:p text:style-name="Standard"><text:span text:style-name="T6"><text:s text:c="24"/></text:span></text:p>
      <text:p text:style-name="Standard"><text:span text:style-name="T6"><text:s text:c="16"/>}</text:span></text:p>
      <text:p text:style-name="Standard"><text:span text:style-name="T6"><text:s text:c="12"/>}</text:span></text:p>
      <text:p text:style-name="P9"/>
      <text:p text:style-name="Standard"><text:span text:style-name="T6"><text:s text:c="12"/></text:span><text:span text:style-name="T2">if</text:span><text:span text:style-name="T6"> (cnt&gt;= A2.Length)</text:span></text:p>
      <text:p text:style-name="Standard"><text:span text:style-name="T6"><text:s text:c="16"/>Console.WriteLine(</text:span><text:span text:style-name="T12">"TRUE"</text:span><text:span text:style-name="T6">);</text:span></text:p>
      <text:p text:style-name="Standard"><text:span text:style-name="T6"><text:s text:c="13"/></text:span><text:span text:style-name="T2">else</text:span></text:p>
      <text:p text:style-name="Standard"><text:span text:style-name="T6"><text:s text:c="16"/>Console.WriteLine(</text:span><text:span text:style-name="T12">"FALSE"</text:span><text:span text:style-name="T6">);</text:span></text:p>
      <text:p text:style-name="Standard"><text:span text:style-name="T6"><text:s text:c="8"/>}</text:span></text:p>
      <text:p text:style-name="P9"/>
      <text:p text:style-name="Standard"><text:span text:style-name="T6"><text:s text:c="8"/></text:span></text:p>
      <text:p text:style-name="P9"/>
      <text:p text:style-name="Standard"><text:span text:style-name="T6"><text:s text:c="8"/></text:span><text:span text:style-name="T2">static</text:span><text:span text:style-name="T6"> </text:span><text:span text:style-name="T2">void</text:span><text:span text:style-name="T6"> Main(</text:span><text:span text:style-name="T2">string</text:span><text:span text:style-name="T6">[] args)</text:span></text:p>
      <text:p text:style-name="Standard"><text:span text:style-name="T6"><text:s text:c="8"/>{</text:span></text:p>
      <text:p text:style-name="P9"/>
      <text:p text:style-name="Standard"><text:span text:style-name="T6"><text:s text:c="12"/>Console.WriteLine(</text:span><text:span text:style-name="T12">"Enter the 1st String"</text:span><text:span text:style-name="T6">);</text:span></text:p>
      <text:p text:style-name="Standard"><text:span text:style-name="T6"><text:s text:c="12"/>String str1 = Console.ReadLine();</text:span></text:p>
      <text:p text:style-name="P9"/>
      <text:p text:style-name="P9"/>
      <text:p text:style-name="Standard"><text:span text:style-name="T6"><text:s text:c="12"/>Console.WriteLine(</text:span><text:span text:style-name="T12">"User Entered: "</text:span><text:span text:style-name="T6"> + str1);</text:span></text:p>
      <text:p text:style-name="P9"/>
      <text:p text:style-name="Standard"><text:span text:style-name="T6"><text:s text:c="12"/>Console.WriteLine(</text:span><text:span text:style-name="T12">"Enter the 2nd String"</text:span><text:span text:style-name="T6">);</text:span></text:p>
      <text:p text:style-name="Standard"><text:span text:style-name="T6"><text:s text:c="12"/>String str2 = Console.ReadLine();</text:span></text:p>
      <text:p text:style-name="P9"/>
      <text:p text:style-name="Standard"><text:span text:style-name="T6"><text:s text:c="12"/></text:span></text:p>
      <text:p text:style-name="Standard"><text:span text:style-name="T6"><text:s text:c="12"/>Console.WriteLine(</text:span><text:span text:style-name="T12">"User Entered: "</text:span><text:span text:style-name="T6"> + str2);</text:span></text:p>
      <text:p text:style-name="Standard"><text:span text:style-name="T6"><text:s text:c="12"/></text:span><text:span text:style-name="T2">if</text:span><text:span text:style-name="T6"> (str1.Contains(str2))</text:span></text:p>
      <text:p text:style-name="Standard"><text:span text:style-name="T6"><text:s text:c="16"/>Console.WriteLine(</text:span><text:span text:style-name="T12">"TRUE"</text:span><text:span text:style-name="T6">);</text:span></text:p>
      <text:p text:style-name="Standard"><text:span text:style-name="T6"><text:s text:c="12"/></text:span><text:span text:style-name="T2">else</text:span></text:p>
      <text:p text:style-name="Standard"><text:span text:style-name="T6"><text:s text:c="12"/>check(str1, str2);</text:span></text:p>
      <text:p text:style-name="Standard"><text:span text:style-name="T6"><text:s text:c="12"/></text:span><text:span text:style-name="T10">//string casestr = change_case(str);</text:span></text:p>
      <text:p text:style-name="Standard"><text:span text:style-name="T6"><text:s text:c="12"/></text:span><text:span text:style-name="T10">// Console.WriteLine(casestr);</text:span></text:p>
      <text:p text:style-name="Standard"><text:span text:style-name="T6"><text:s text:c="12"/></text:span></text:p>
      <text:p text:style-name="Standard"><text:span text:style-name="T6"><text:s text:c="15"/></text:span><text:span text:style-name="T10">// string res = new string(char1);</text:span></text:p>
      <text:p text:style-name="Standard"><text:span text:style-name="T6"><text:s text:c="12"/></text:span><text:span text:style-name="T10">//Console.WriteLine(res);</text:span></text:p>
      <text:p text:style-name="P9"/>
      <text:p text:style-name="Standard"><text:span text:style-name="T6"><text:s text:c="8"/>}</text:span></text:p>
      <text:p text:style-name="P9"/>
      <text:p text:style-name="Standard"><text:span text:style-name="T6"><text:s text:c="4"/>}</text:span></text:p>
      <text:p text:style-name="P9"/>
      <text:p text:style-name="Standard"><text:span text:style-name="T6">}</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_64 LibreOffice_project/90f8dcf33c87b3705e78202e3df5142b201bd805</meta:generator>
    <dc:date>2019-05-03T11:52:42.794000000</dc:date>
    <meta:editing-duration>PT1H15M35S</meta:editing-duration>
    <meta:editing-cycles>2</meta:editing-cycles>
    <meta:document-statistic meta:table-count="0" meta:image-count="0" meta:object-count="0" meta:page-count="4" meta:paragraph-count="173" meta:word-count="532" meta:character-count="5493" meta:non-whitespace-character-count="3032"/>
  </office:meta>
</office:document-meta>
</file>